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/>
    <style:style style:name="ce5" style:family="table-cell" style:parent-style-name="Default" style:data-style-name="N0">
      <style:table-cell-properties style:rotation-align="none"/>
    </style:style>
    <style:style style:name="ce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37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number-columns-repeated="1017" table:default-cell-style-name="ce6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9" calcext:value-type="float">
            <text:p>-2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X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1.5" calcext:value-type="float">
            <text:p>-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5" calcext:value-type="float">
            <text:p>17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3.5" calcext:value-type="float">
            <text:p>33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" calcext:value-type="float">
            <text:p>3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.5" calcext:value-type="float">
            <text:p>2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0" calcext:value-type="float">
            <text:p>-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.5" calcext:value-type="float">
            <text:p>-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7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4" table:number-columns-repeated="1017" table:default-cell-style-name="ce6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13:32:22.346140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8-10T13:33:20.954318469</dc:date>
    <meta:editing-duration>PT5H7M57S</meta:editing-duration>
    <meta:editing-cycles>81</meta:editing-cycles>
    <meta:document-statistic meta:table-count="2" meta:cell-count="13649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